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opacity="0%" draw:textarea-horizontal-align="justify" draw:textarea-vertical-align="middle" draw:auto-grow-height="false" fo:min-height="13.085cm" fo:min-width="25.325cm" draw:shadow-opacity="0%"/>
    </style:style>
    <style:style style:name="gr2" style:family="graphic" style:parent-style-name="Default_5f_1">
      <style:graphic-properties draw:textarea-horizontal-align="justify" draw:textarea-vertical-align="middle" draw:auto-grow-height="false" fo:min-height="7.624cm" fo:min-width="1.405cm"/>
      <style:paragraph-properties style:writing-mode="lr-tb"/>
    </style:style>
    <style:style style:name="gr3" style:family="graphic" style:parent-style-name="Default_5f_1">
      <style:graphic-properties draw:textarea-horizontal-align="justify" draw:textarea-vertical-align="middle" draw:auto-grow-height="false" fo:min-height="1.147cm" fo:min-width="25.325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10.672cm" fo:min-width="21.642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start" style:writing-mode="lr-tb">
        <style:tab-stops/>
      </style:paragraph-properties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825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>P4</text:p>
          <text:p text:style-name="P2"/>
          <text:p text:style-name="P2">P3</text:p>
          <text:p text:style-name="P2"/>
          <text:p text:style-name="P2">P2</text:p>
          <text:p text:style-name="P2"/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825cm" svg:height="1.397cm" svg:x="2.48cm" svg:y="18.399cm">
          <text:p text:style-name="P3">0<text:tab/>1<text:tab/>2<text:tab/>3<text:tab/>4<text:tab/>5<text:tab/>6<text:tab/>7<text:tab/>8<text:tab/>9<text:tab/>10<text:tab/>11<text:tab/>12<text:tab/>13<text:tab/>14<text:tab/>15<text:tab/>16<text:tab/>17<text:tab/>18<text:tab/>19</text:p>
          <text:p text:style-name="P3"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651cm" svg:y1="11.795cm" svg:x2="7.985cm" svg:y2="11.795cm">
          <text:p/>
        </draw:line>
        <draw:line draw:style-name="gr4" draw:text-style-name="P4" draw:layer="layout" svg:x1="8.239cm" svg:y1="13.319cm" svg:x2="11.795cm" svg:y2="13.319cm">
          <text:p/>
        </draw:line>
        <draw:line draw:style-name="gr4" draw:text-style-name="P4" draw:layer="layout" svg:x1="11.795cm" svg:y1="15.859cm" svg:x2="14.208cm" svg:y2="15.859cm">
          <text:p/>
        </draw:line>
        <draw:line draw:style-name="gr4" draw:text-style-name="P4" draw:layer="layout" svg:x1="14.335cm" svg:y1="14.716cm" svg:x2="15.859cm" svg:y2="14.716cm">
          <text:p/>
        </draw:line>
        <draw:line draw:style-name="gr4" draw:text-style-name="P4" draw:layer="layout" svg:x1="15.859cm" svg:y1="13.319cm" svg:x2="19.542cm" svg:y2="13.319cm">
          <text:p/>
        </draw:line>
        <draw:line draw:style-name="gr4" draw:text-style-name="P4" draw:layer="layout" svg:x1="19.669cm" svg:y1="16.113cm" svg:x2="22.082cm" svg:y2="16.113cm">
          <text:p/>
        </draw:line>
        <draw:line draw:style-name="gr4" draw:text-style-name="P4" draw:layer="layout" svg:x1="22.082cm" svg:y1="14.843cm" svg:x2="23.352cm" svg:y2="14.843cm">
          <text:p/>
        </draw:line>
        <draw:line draw:style-name="gr4" draw:text-style-name="P4" draw:layer="layout" svg:x1="23.479cm" svg:y1="13.446cm" svg:x2="27.289cm" svg:y2="13.446cm">
          <text:p/>
        </draw:line>
      </draw:page>
      <draw:page draw:name="page2" draw:style-name="dp1" draw:master-page-name="Default">
        <draw:custom-shape draw:style-name="gr1" draw:text-style-name="P1" draw:layer="layout" svg:width="25.825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>P4</text:p>
          <text:p text:style-name="P2"/>
          <text:p text:style-name="P2">P3</text:p>
          <text:p text:style-name="P2"/>
          <text:p text:style-name="P2">P2</text:p>
          <text:p text:style-name="P2"/>
          <text:p text:style-name="P2">P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825cm" svg:height="1.397cm" svg:x="2.48cm" svg:y="18.399cm">
          <text:p text:style-name="P3">19<text:tab/>20<text:tab/>21<text:tab/>22<text:tab/>23<text:tab/>24<text:tab/>25<text:tab/>26<text:tab/>27<text:tab/>28<text:tab/>29<text:tab/>30<text:tab/>31<text:tab/>32<text:tab/>33<text:tab/>34<text:tab/>35<text:tab/>36<text:tab/>37<text:tab/>38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778cm" svg:y1="16.113cm" svg:x2="4.302cm" svg:y2="16.113cm">
          <text:p/>
        </draw:line>
        <draw:line draw:style-name="gr4" draw:text-style-name="P4" draw:layer="layout" svg:x1="4.429cm" svg:y1="14.843cm" svg:x2="5.572cm" svg:y2="14.843cm">
          <text:p/>
        </draw:line>
        <draw:line draw:style-name="gr4" draw:text-style-name="P4" draw:layer="layout" svg:x1="5.572cm" svg:y1="13.319cm" svg:x2="9.382cm" svg:y2="13.319cm">
          <text:p/>
        </draw:line>
        <draw:line draw:style-name="gr4" draw:text-style-name="P4" draw:layer="layout" svg:x1="9.509cm" svg:y1="14.97cm" svg:x2="15.732cm" svg:y2="14.97cm">
          <text:p/>
        </draw:line>
      </draw:page>
      <draw:page draw:name="page3" draw:style-name="dp1" draw:master-page-name="Default">
        <draw:custom-shape draw:style-name="gr5" draw:text-style-name="P2" draw:layer="layout" svg:width="22.142cm" svg:height="10.922cm" svg:x="0.448cm" svg:y="6.969cm">
          <text:p text:style-name="P2">Moy<text:tab/>16.75<text:tab/>12</text:p>
          <text:p text:style-name="P2"/>
          <text:p text:style-name="P2">P4<text:tab/>4<text:tab/><text:tab/>0</text:p>
          <text:p text:style-name="P2"/>
          <text:p text:style-name="P2">P3<text:tab/>24<text:tab/><text:tab/>12</text:p>
          <text:p text:style-name="P2"/>
          <text:p text:style-name="P2">P2<text:tab/>29<text:tab/><text:tab/>21</text:p>
          <text:p text:style-name="P2"/>
          <text:p text:style-name="P2">P1<text:tab/>20<text:tab/><text:tab/>1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1:46:11.443246760</meta:creation-date>
    <dc:date>2022-10-14T12:56:36.738448522</dc:date>
    <meta:editing-duration>PT3M49S</meta:editing-duration>
    <meta:editing-cycles>2</meta:editing-cycles>
    <meta:generator>LibreOffice/6.4.7.2$Linux_X86_64 LibreOffice_project/40$Build-2</meta:generator>
    <meta:document-statistic meta:object-count="19"/>
  </office:meta>
</office:document-meta>
</file>